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8 18:47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25</text:p>
          </table:table-cell>
          <table:table-cell office:value-type="float" office:value="30.16205" calcext:value-type="float">
            <text:p>30,16205</text:p>
          </table:table-cell>
        </table:table-row>
        <table:table-row table:style-name="ro1">
          <table:table-cell office:value-type="string" calcext:value-type="string">
            <text:p>2023-01-08 18:47:24</text:p>
          </table:table-cell>
          <table:table-cell office:value-type="float" office:value="0.01095" calcext:value-type="float">
            <text:p>0,01095</text:p>
          </table:table-cell>
        </table:table-row>
        <table:table-row table:style-name="ro1">
          <table:table-cell office:value-type="string" calcext:value-type="string">
            <text:p>2023-01-08 18:47:23</text:p>
          </table:table-cell>
          <table:table-cell office:value-type="float" office:value="0.013075" calcext:value-type="float">
            <text:p>0,013075</text:p>
          </table:table-cell>
        </table:table-row>
        <table:table-row table:style-name="ro1">
          <table:table-cell office:value-type="string" calcext:value-type="string">
            <text:p>2023-01-08 18:47:22</text:p>
          </table:table-cell>
          <table:table-cell office:value-type="float" office:value="7.7987" calcext:value-type="float">
            <text:p>7,7987</text:p>
          </table:table-cell>
        </table:table-row>
        <table:table-row table:style-name="ro1">
          <table:table-cell office:value-type="string" calcext:value-type="string">
            <text:p>2023-01-08 18:47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2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8:47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18</text:p>
          </table:table-cell>
          <table:table-cell office:value-type="float" office:value="27.33048" calcext:value-type="float">
            <text:p>27,33048</text:p>
          </table:table-cell>
        </table:table-row>
        <table:table-row table:style-name="ro1">
          <table:table-cell office:value-type="string" calcext:value-type="string">
            <text:p>2023-01-08 18:47:17</text:p>
          </table:table-cell>
          <table:table-cell office:value-type="float" office:value="0.00865" calcext:value-type="float">
            <text:p>0,00865</text:p>
          </table:table-cell>
        </table:table-row>
        <table:table-row table:style-name="ro1">
          <table:table-cell office:value-type="string" calcext:value-type="string">
            <text:p>2023-01-08 18:47:16</text:p>
          </table:table-cell>
          <table:table-cell office:value-type="float" office:value="0.009775" calcext:value-type="float">
            <text:p>0,009775</text:p>
          </table:table-cell>
        </table:table-row>
        <table:table-row table:style-name="ro1">
          <table:table-cell office:value-type="string" calcext:value-type="string">
            <text:p>2023-01-08 18:47:15</text:p>
          </table:table-cell>
          <table:table-cell office:value-type="float" office:value="8.886775" calcext:value-type="float">
            <text:p>8,886775</text:p>
          </table:table-cell>
        </table:table-row>
        <table:table-row table:style-name="ro1">
          <table:table-cell office:value-type="string" calcext:value-type="string">
            <text:p>2023-01-08 18:47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13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2023-01-08 18:47:12</text:p>
          </table:table-cell>
          <table:table-cell office:value-type="float" office:value="6.54255" calcext:value-type="float">
            <text:p>6,54255</text:p>
          </table:table-cell>
        </table:table-row>
        <table:table-row table:style-name="ro1">
          <table:table-cell office:value-type="string" calcext:value-type="string">
            <text:p>2023-01-08 18:47:11</text:p>
          </table:table-cell>
          <table:table-cell office:value-type="float" office:value="21.7128" calcext:value-type="float">
            <text:p>21,7128</text:p>
          </table:table-cell>
        </table:table-row>
        <table:table-row table:style-name="ro1">
          <table:table-cell office:value-type="string" calcext:value-type="string">
            <text:p>2023-01-08 18:47:10</text:p>
          </table:table-cell>
          <table:table-cell office:value-type="float" office:value="0.010825" calcext:value-type="float">
            <text:p>0,010825</text:p>
          </table:table-cell>
        </table:table-row>
        <table:table-row table:style-name="ro1">
          <table:table-cell office:value-type="string" calcext:value-type="string">
            <text:p>2023-01-08 18:47:09</text:p>
          </table:table-cell>
          <table:table-cell office:value-type="float" office:value="0.011575" calcext:value-type="float">
            <text:p>0,011575</text:p>
          </table:table-cell>
        </table:table-row>
        <table:table-row table:style-name="ro1">
          <table:table-cell office:value-type="string" calcext:value-type="string">
            <text:p>2023-01-08 18:47:08</text:p>
          </table:table-cell>
          <table:table-cell office:value-type="float" office:value="10.4383" calcext:value-type="float">
            <text:p>10,4383</text:p>
          </table:table-cell>
        </table:table-row>
        <table:table-row table:style-name="ro1">
          <table:table-cell office:value-type="string" calcext:value-type="string">
            <text:p>2023-01-08 18:47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06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string" calcext:value-type="string">
            <text:p>2023-01-08 18:47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7:03</text:p>
          </table:table-cell>
          <table:table-cell office:value-type="float" office:value="25.24482" calcext:value-type="float">
            <text:p>25,24482</text:p>
          </table:table-cell>
        </table:table-row>
        <table:table-row table:style-name="ro1">
          <table:table-cell office:value-type="string" calcext:value-type="string">
            <text:p>2023-01-08 18:47:02</text:p>
          </table:table-cell>
          <table:table-cell office:value-type="float" office:value="2.656175" calcext:value-type="float">
            <text:p>2,656175</text:p>
          </table:table-cell>
        </table:table-row>
        <table:table-row table:style-name="ro1">
          <table:table-cell office:value-type="string" calcext:value-type="string">
            <text:p>2023-01-08 18:47:01</text:p>
          </table:table-cell>
          <table:table-cell office:value-type="float" office:value="0.008475" calcext:value-type="float">
            <text:p>0,008475</text:p>
          </table:table-cell>
        </table:table-row>
        <table:table-row table:style-name="ro1">
          <table:table-cell office:value-type="string" calcext:value-type="string">
            <text:p>2023-01-08 18:47:00</text:p>
          </table:table-cell>
          <table:table-cell office:value-type="float" office:value="5.151925" calcext:value-type="float">
            <text:p>5,151925</text:p>
          </table:table-cell>
        </table:table-row>
        <table:table-row table:style-name="ro1">
          <table:table-cell office:value-type="string" calcext:value-type="string">
            <text:p>2023-01-08 18:46:59</text:p>
          </table:table-cell>
          <table:table-cell office:value-type="float" office:value="3.911125" calcext:value-type="float">
            <text:p>3,911125</text:p>
          </table:table-cell>
        </table:table-row>
        <table:table-row table:style-name="ro1">
          <table:table-cell office:value-type="string" calcext:value-type="string">
            <text:p>2023-01-08 18:46:58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8:46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55</text:p>
          </table:table-cell>
          <table:table-cell office:value-type="float" office:value="27.25858" calcext:value-type="float">
            <text:p>27,25858</text:p>
          </table:table-cell>
        </table:table-row>
        <table:table-row table:style-name="ro1">
          <table:table-cell office:value-type="string" calcext:value-type="string">
            <text:p>2023-01-08 18:46:54</text:p>
          </table:table-cell>
          <table:table-cell office:value-type="float" office:value="0.0097" calcext:value-type="float">
            <text:p>0,0097</text:p>
          </table:table-cell>
        </table:table-row>
        <table:table-row table:style-name="ro1">
          <table:table-cell office:value-type="string" calcext:value-type="string">
            <text:p>2023-01-08 18:46:53</text:p>
          </table:table-cell>
          <table:table-cell office:value-type="float" office:value="0.01245" calcext:value-type="float">
            <text:p>0,01245</text:p>
          </table:table-cell>
        </table:table-row>
        <table:table-row table:style-name="ro1">
          <table:table-cell office:value-type="string" calcext:value-type="string">
            <text:p>2023-01-08 18:46:52</text:p>
          </table:table-cell>
          <table:table-cell office:value-type="float" office:value="9.411525" calcext:value-type="float">
            <text:p>9,411525</text:p>
          </table:table-cell>
        </table:table-row>
        <table:table-row table:style-name="ro1">
          <table:table-cell office:value-type="string" calcext:value-type="string">
            <text:p>2023-01-08 18:46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50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8 18:46:49</text:p>
          </table:table-cell>
          <table:table-cell office:value-type="float" office:value="30.24018" calcext:value-type="float">
            <text:p>30,24018</text:p>
          </table:table-cell>
        </table:table-row>
        <table:table-row table:style-name="ro1">
          <table:table-cell office:value-type="string" calcext:value-type="string">
            <text:p>2023-01-08 18:46:48</text:p>
          </table:table-cell>
          <table:table-cell office:value-type="float" office:value="0.010675" calcext:value-type="float">
            <text:p>0,010675</text:p>
          </table:table-cell>
        </table:table-row>
        <table:table-row table:style-name="ro1">
          <table:table-cell office:value-type="string" calcext:value-type="string">
            <text:p>2023-01-08 18:46:47</text:p>
          </table:table-cell>
          <table:table-cell office:value-type="float" office:value="0.012325" calcext:value-type="float">
            <text:p>0,012325</text:p>
          </table:table-cell>
        </table:table-row>
        <table:table-row table:style-name="ro1">
          <table:table-cell office:value-type="string" calcext:value-type="string">
            <text:p>2023-01-08 18:46:46</text:p>
          </table:table-cell>
          <table:table-cell office:value-type="float" office:value="7.75395" calcext:value-type="float">
            <text:p>7,75395</text:p>
          </table:table-cell>
        </table:table-row>
        <table:table-row table:style-name="ro1">
          <table:table-cell office:value-type="string" calcext:value-type="string">
            <text:p>2023-01-08 18:46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43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string" calcext:value-type="string">
            <text:p>2023-01-08 18:46:42</text:p>
          </table:table-cell>
          <table:table-cell office:value-type="float" office:value="22.41968" calcext:value-type="float">
            <text:p>22,41968</text:p>
          </table:table-cell>
        </table:table-row>
        <table:table-row table:style-name="ro1">
          <table:table-cell office:value-type="string" calcext:value-type="string">
            <text:p>2023-01-08 18:46:41</text:p>
          </table:table-cell>
          <table:table-cell office:value-type="float" office:value="0.008375" calcext:value-type="float">
            <text:p>0,008375</text:p>
          </table:table-cell>
        </table:table-row>
        <table:table-row table:style-name="ro1">
          <table:table-cell office:value-type="string" calcext:value-type="string">
            <text:p>2023-01-08 18:46:40</text:p>
          </table:table-cell>
          <table:table-cell office:value-type="float" office:value="0.01305" calcext:value-type="float">
            <text:p>0,01305</text:p>
          </table:table-cell>
        </table:table-row>
        <table:table-row table:style-name="ro1">
          <table:table-cell office:value-type="string" calcext:value-type="string">
            <text:p>2023-01-08 18:46:39</text:p>
          </table:table-cell>
          <table:table-cell office:value-type="float" office:value="9.14735" calcext:value-type="float">
            <text:p>9,14735</text:p>
          </table:table-cell>
        </table:table-row>
        <table:table-row table:style-name="ro1">
          <table:table-cell office:value-type="string" calcext:value-type="string">
            <text:p>2023-01-08 18:46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36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string" calcext:value-type="string">
            <text:p>2023-01-08 18:46:35</text:p>
          </table:table-cell>
          <table:table-cell office:value-type="float" office:value="27.89808" calcext:value-type="float">
            <text:p>27,89808</text:p>
          </table:table-cell>
        </table:table-row>
        <table:table-row table:style-name="ro1">
          <table:table-cell office:value-type="string" calcext:value-type="string">
            <text:p>2023-01-08 18:46:34</text:p>
          </table:table-cell>
          <table:table-cell office:value-type="float" office:value="0.009525" calcext:value-type="float">
            <text:p>0,009525</text:p>
          </table:table-cell>
        </table:table-row>
        <table:table-row table:style-name="ro1">
          <table:table-cell office:value-type="string" calcext:value-type="string">
            <text:p>2023-01-08 18:46:33</text:p>
          </table:table-cell>
          <table:table-cell office:value-type="float" office:value="0.0114" calcext:value-type="float">
            <text:p>0,0114</text:p>
          </table:table-cell>
        </table:table-row>
        <table:table-row table:style-name="ro1">
          <table:table-cell office:value-type="string" calcext:value-type="string">
            <text:p>2023-01-08 18:46:32</text:p>
          </table:table-cell>
          <table:table-cell office:value-type="float" office:value="9.24875" calcext:value-type="float">
            <text:p>9,24875</text:p>
          </table:table-cell>
        </table:table-row>
        <table:table-row table:style-name="ro1">
          <table:table-cell office:value-type="string" calcext:value-type="string">
            <text:p>2023-01-08 18:46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29</text:p>
          </table:table-cell>
          <table:table-cell office:value-type="float" office:value="11.905625" calcext:value-type="float">
            <text:p>11,905625</text:p>
          </table:table-cell>
        </table:table-row>
        <table:table-row table:style-name="ro1">
          <table:table-cell office:value-type="string" calcext:value-type="string">
            <text:p>2023-01-08 18:46:28</text:p>
          </table:table-cell>
          <table:table-cell office:value-type="float" office:value="13.667825" calcext:value-type="float">
            <text:p>13,667825</text:p>
          </table:table-cell>
        </table:table-row>
        <table:table-row table:style-name="ro1">
          <table:table-cell office:value-type="string" calcext:value-type="string">
            <text:p>2023-01-08 18:46:27</text:p>
          </table:table-cell>
          <table:table-cell office:value-type="float" office:value="0.0084" calcext:value-type="float">
            <text:p>0,0084</text:p>
          </table:table-cell>
        </table:table-row>
        <table:table-row table:style-name="ro1">
          <table:table-cell office:value-type="string" calcext:value-type="string">
            <text:p>2023-01-08 18:46:26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2023-01-08 18:46:25</text:p>
          </table:table-cell>
          <table:table-cell office:value-type="float" office:value="8.380475" calcext:value-type="float">
            <text:p>8,380475</text:p>
          </table:table-cell>
        </table:table-row>
        <table:table-row table:style-name="ro1">
          <table:table-cell office:value-type="string" calcext:value-type="string">
            <text:p>2023-01-08 18:46:24</text:p>
          </table:table-cell>
          <table:table-cell office:value-type="float" office:value="0.001225" calcext:value-type="float">
            <text:p>0,001225</text:p>
          </table:table-cell>
        </table:table-row>
        <table:table-row table:style-name="ro1">
          <table:table-cell office:value-type="string" calcext:value-type="string">
            <text:p>2023-01-08 18:46:23</text:p>
          </table:table-cell>
          <table:table-cell office:value-type="float" office:value="22.74048" calcext:value-type="float">
            <text:p>22,74048</text:p>
          </table:table-cell>
        </table:table-row>
        <table:table-row table:style-name="ro1">
          <table:table-cell office:value-type="string" calcext:value-type="string">
            <text:p>2023-01-08 18:46:22</text:p>
          </table:table-cell>
          <table:table-cell office:value-type="float" office:value="0.00855" calcext:value-type="float">
            <text:p>0,00855</text:p>
          </table:table-cell>
        </table:table-row>
        <table:table-row table:style-name="ro1">
          <table:table-cell office:value-type="string" calcext:value-type="string">
            <text:p>2023-01-08 18:46:21</text:p>
          </table:table-cell>
          <table:table-cell office:value-type="float" office:value="0.0083" calcext:value-type="float">
            <text:p>0,0083</text:p>
          </table:table-cell>
        </table:table-row>
        <table:table-row table:style-name="ro1">
          <table:table-cell office:value-type="string" calcext:value-type="string">
            <text:p>2023-01-08 18:46:20</text:p>
          </table:table-cell>
          <table:table-cell office:value-type="float" office:value="7.475125" calcext:value-type="float">
            <text:p>7,475125</text:p>
          </table:table-cell>
        </table:table-row>
        <table:table-row table:style-name="ro1">
          <table:table-cell office:value-type="string" calcext:value-type="string">
            <text:p>2023-01-08 18:46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6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45:3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</table:table-row>
        <table:table-row table:style-name="ro1">
          <table:table-cell office:value-type="float" office:value="22.74048" calcext:value-type="float">
            <text:p>22,74048</text:p>
          </table:table-cell>
          <table:table-cell office:value-type="float" office:value="11.905625" calcext:value-type="float">
            <text:p>11,905625</text:p>
          </table:table-cell>
          <table:table-cell office:value-type="float" office:value="27.89808" calcext:value-type="float">
            <text:p>27,89808</text:p>
          </table:table-cell>
          <table:table-cell office:value-type="float" office:value="22.41968" calcext:value-type="float">
            <text:p>22,41968</text:p>
          </table:table-cell>
          <table:table-cell office:value-type="float" office:value="30.24018" calcext:value-type="float">
            <text:p>30,24018</text:p>
          </table:table-cell>
          <table:table-cell office:value-type="float" office:value="27.25858" calcext:value-type="float">
            <text:p>27,25858</text:p>
          </table:table-cell>
          <table:table-cell office:value-type="float" office:value="25.24482" calcext:value-type="float">
            <text:p>25,24482</text:p>
          </table:table-cell>
          <table:table-cell office:value-type="float" office:value="6.54255" calcext:value-type="float">
            <text:p>6,54255</text:p>
          </table:table-cell>
          <table:table-cell office:value-type="float" office:value="27.33048" calcext:value-type="float">
            <text:p>27,33048</text:p>
          </table:table-cell>
          <table:table-cell office:value-type="float" office:value="30.16205" calcext:value-type="float">
            <text:p>30,16205</text:p>
          </table:table-cell>
          <table:table-cell table:formula="of:=AVERAGE([.A2:.J2])" office:value-type="float" office:value="23.1742525" calcext:value-type="float">
            <text:p>23,1742525</text:p>
          </table:table-cell>
          <table:table-cell table:formula="of:=AVERAGE([.A13];[.B13];[.C13];[.D13];[.E13];[.F13];[.G13];[.H13];[.I13];[.J13])" office:value-type="float" office:value="24.8674975" calcext:value-type="float">
            <text:p>24,8674975</text:p>
          </table:table-cell>
          <table:table-cell table:formula="of:=MAX([Sheet1.B:.B])" office:value-type="float" office:value="30.24018" calcext:value-type="float">
            <text:p>30,24018</text:p>
          </table:table-cell>
          <table:table-cell table:formula="of:=AVERAGEIF([$Sheet1.B2:.B83];&quot;&gt;1&quot;)" office:value-type="float" office:value="14.890971875" calcext:value-type="float">
            <text:p>14,890971875</text:p>
          </table:table-cell>
          <table:table-cell table:formula="of:=AVERAGEIF([.A2:.J8];&quot;&gt;1&quot;)" office:value-type="float" office:value="14.890971875" calcext:value-type="float">
            <text:p>14,890971875</text:p>
          </table:table-cell>
        </table:table-row>
        <table:table-row table:style-name="ro1">
          <table:table-cell office:value-type="float" office:value="0.00855" calcext:value-type="float">
            <text:p>0,00855</text:p>
          </table:table-cell>
          <table:table-cell office:value-type="float" office:value="13.667825" calcext:value-type="float">
            <text:p>13,667825</text:p>
          </table:table-cell>
          <table:table-cell office:value-type="float" office:value="0.009525" calcext:value-type="float">
            <text:p>0,009525</text:p>
          </table:table-cell>
          <table:table-cell office:value-type="float" office:value="0.008375" calcext:value-type="float">
            <text:p>0,008375</text:p>
          </table:table-cell>
          <table:table-cell office:value-type="float" office:value="0.010675" calcext:value-type="float">
            <text:p>0,010675</text:p>
          </table:table-cell>
          <table:table-cell office:value-type="float" office:value="0.0097" calcext:value-type="float">
            <text:p>0,0097</text:p>
          </table:table-cell>
          <table:table-cell office:value-type="float" office:value="2.656175" calcext:value-type="float">
            <text:p>2,656175</text:p>
          </table:table-cell>
          <table:table-cell office:value-type="float" office:value="21.7128" calcext:value-type="float">
            <text:p>21,7128</text:p>
          </table:table-cell>
          <table:table-cell office:value-type="float" office:value="0.00865" calcext:value-type="float">
            <text:p>0,00865</text:p>
          </table:table-cell>
          <table:table-cell office:value-type="float" office:value="0.01095" calcext:value-type="float">
            <text:p>0,01095</text:p>
          </table:table-cell>
          <table:table-cell table:formula="of:=AVERAGE([.A3:.J3])" office:value-type="float" office:value="3.8103225" calcext:value-type="float">
            <text:p>3,8103225</text:p>
          </table:table-cell>
          <table:table-cell table:number-columns-repeated="4"/>
        </table:table-row>
        <table:table-row table:style-name="ro1">
          <table:table-cell office:value-type="float" office:value="0.0083" calcext:value-type="float">
            <text:p>0,0083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1305" calcext:value-type="float">
            <text:p>0,01305</text:p>
          </table:table-cell>
          <table:table-cell office:value-type="float" office:value="0.012325" calcext:value-type="float">
            <text:p>0,012325</text:p>
          </table:table-cell>
          <table:table-cell office:value-type="float" office:value="0.01245" calcext:value-type="float">
            <text:p>0,01245</text:p>
          </table:table-cell>
          <table:table-cell office:value-type="float" office:value="0.008475" calcext:value-type="float">
            <text:p>0,008475</text:p>
          </table:table-cell>
          <table:table-cell office:value-type="float" office:value="0.010825" calcext:value-type="float">
            <text:p>0,010825</text:p>
          </table:table-cell>
          <table:table-cell office:value-type="float" office:value="0.009775" calcext:value-type="float">
            <text:p>0,009775</text:p>
          </table:table-cell>
          <table:table-cell office:value-type="float" office:value="0.013075" calcext:value-type="float">
            <text:p>0,013075</text:p>
          </table:table-cell>
          <table:table-cell table:formula="of:=AVERAGE([.A4:.J4])" office:value-type="float" office:value="0.0108075" calcext:value-type="float">
            <text:p>0,0108075</text:p>
          </table:table-cell>
          <table:table-cell table:number-columns-repeated="4"/>
        </table:table-row>
        <table:table-row table:style-name="ro1">
          <table:table-cell office:value-type="float" office:value="7.475125" calcext:value-type="float">
            <text:p>7,475125</text:p>
          </table:table-cell>
          <table:table-cell office:value-type="float" office:value="0.012" calcext:value-type="float">
            <text:p>0,012</text:p>
          </table:table-cell>
          <table:table-cell office:value-type="float" office:value="9.24875" calcext:value-type="float">
            <text:p>9,24875</text:p>
          </table:table-cell>
          <table:table-cell office:value-type="float" office:value="9.14735" calcext:value-type="float">
            <text:p>9,14735</text:p>
          </table:table-cell>
          <table:table-cell office:value-type="float" office:value="7.75395" calcext:value-type="float">
            <text:p>7,75395</text:p>
          </table:table-cell>
          <table:table-cell office:value-type="float" office:value="9.411525" calcext:value-type="float">
            <text:p>9,411525</text:p>
          </table:table-cell>
          <table:table-cell office:value-type="float" office:value="5.151925" calcext:value-type="float">
            <text:p>5,151925</text:p>
          </table:table-cell>
          <table:table-cell office:value-type="float" office:value="0.011575" calcext:value-type="float">
            <text:p>0,011575</text:p>
          </table:table-cell>
          <table:table-cell office:value-type="float" office:value="8.886775" calcext:value-type="float">
            <text:p>8,886775</text:p>
          </table:table-cell>
          <table:table-cell office:value-type="float" office:value="7.7987" calcext:value-type="float">
            <text:p>7,7987</text:p>
          </table:table-cell>
          <table:table-cell table:formula="of:=AVERAGE([.A5:.J5])" office:value-type="float" office:value="6.4897675" calcext:value-type="float">
            <text:p>6,4897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380475" calcext:value-type="float">
            <text:p>8,380475</text:p>
          </table:table-cell>
          <table:table-cell table:number-columns-repeated="4"/>
          <table:table-cell office:value-type="float" office:value="3.911125" calcext:value-type="float">
            <text:p>3,911125</text:p>
          </table:table-cell>
          <table:table-cell office:value-type="float" office:value="10.4383" calcext:value-type="float">
            <text:p>10,4383</text:p>
          </table:table-cell>
          <table:table-cell table:number-columns-repeated="2"/>
          <table:table-cell table:formula="of:=AVERAGE([.A6:.J6])" office:value-type="float" office:value="7.57663333333333" calcext:value-type="float">
            <text:p>7,57663333333333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AVERAGEIF([.A2:.A8];&quot;&gt;1&quot;)" office:value-type="float" office:value="15.1078025" calcext:value-type="float">
            <text:p>15,1078025</text:p>
          </table:table-cell>
          <table:table-cell table:formula="of:=AVERAGEIF([.B2:.B8];&quot;&gt;1&quot;)" office:value-type="float" office:value="11.317975" calcext:value-type="float">
            <text:p>11,317975</text:p>
          </table:table-cell>
          <table:table-cell table:formula="of:=AVERAGEIF([.C2:.C8];&quot;&gt;1&quot;)" office:value-type="float" office:value="18.573415" calcext:value-type="float">
            <text:p>18,573415</text:p>
          </table:table-cell>
          <table:table-cell table:formula="of:=AVERAGEIF([.D2:.D8];&quot;&gt;1&quot;)" office:value-type="float" office:value="15.783515" calcext:value-type="float">
            <text:p>15,783515</text:p>
          </table:table-cell>
          <table:table-cell table:formula="of:=AVERAGEIF([.E2:.E8];&quot;&gt;1&quot;)" office:value-type="float" office:value="18.997065" calcext:value-type="float">
            <text:p>18,997065</text:p>
          </table:table-cell>
          <table:table-cell table:formula="of:=AVERAGEIF([.F2:.F8];&quot;&gt;1&quot;)" office:value-type="float" office:value="18.3350525" calcext:value-type="float">
            <text:p>18,3350525</text:p>
          </table:table-cell>
          <table:table-cell table:formula="of:=AVERAGEIF([.G2:.G8];&quot;&gt;1&quot;)" office:value-type="float" office:value="9.24101125" calcext:value-type="float">
            <text:p>9,24101125</text:p>
          </table:table-cell>
          <table:table-cell table:formula="of:=AVERAGEIF([.H2:.H8];&quot;&gt;1&quot;)" office:value-type="float" office:value="12.8978833333333" calcext:value-type="float">
            <text:p>12,8978833333333</text:p>
          </table:table-cell>
          <table:table-cell table:formula="of:=AVERAGEIF([.I2:.I8];&quot;&gt;1&quot;)" office:value-type="float" office:value="18.1086275" calcext:value-type="float">
            <text:p>18,1086275</text:p>
          </table:table-cell>
          <table:table-cell table:formula="of:=AVERAGEIF([.J2:.J8];&quot;&gt;1&quot;)" office:value-type="float" office:value="18.980375" calcext:value-type="float">
            <text:p>18,98037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5"/>
        </table:table-row>
        <table:table-row table:style-name="ro1">
          <table:table-cell table:formula="of:=MAX([.A2:.A8])" office:value-type="float" office:value="22.74048" calcext:value-type="float">
            <text:p>22,74048</text:p>
          </table:table-cell>
          <table:table-cell table:formula="of:=MAX([.B2:.B8])" office:value-type="float" office:value="13.667825" calcext:value-type="float">
            <text:p>13,667825</text:p>
          </table:table-cell>
          <table:table-cell table:formula="of:=MAX([.C2:.C8])" office:value-type="float" office:value="27.89808" calcext:value-type="float">
            <text:p>27,89808</text:p>
          </table:table-cell>
          <table:table-cell table:formula="of:=MAX([.D2:.D8])" office:value-type="float" office:value="22.41968" calcext:value-type="float">
            <text:p>22,41968</text:p>
          </table:table-cell>
          <table:table-cell table:formula="of:=MAX([.E2:.E8])" office:value-type="float" office:value="30.24018" calcext:value-type="float">
            <text:p>30,24018</text:p>
          </table:table-cell>
          <table:table-cell table:formula="of:=MAX([.F2:.F8])" office:value-type="float" office:value="27.25858" calcext:value-type="float">
            <text:p>27,25858</text:p>
          </table:table-cell>
          <table:table-cell table:formula="of:=MAX([.G2:.G8])" office:value-type="float" office:value="25.24482" calcext:value-type="float">
            <text:p>25,24482</text:p>
          </table:table-cell>
          <table:table-cell table:formula="of:=MAX([.H2:.H8])" office:value-type="float" office:value="21.7128" calcext:value-type="float">
            <text:p>21,7128</text:p>
          </table:table-cell>
          <table:table-cell table:formula="of:=MAX([.I2:.I8])" office:value-type="float" office:value="27.33048" calcext:value-type="float">
            <text:p>27,33048</text:p>
          </table:table-cell>
          <table:table-cell table:formula="of:=MAX([.J2:.J8])" office:value-type="float" office:value="30.16205" calcext:value-type="float">
            <text:p>30,162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0:11:38.497839682</meta:creation-date>
    <dc:date>2023-01-10T00:54:47.530757071</dc:date>
    <meta:editing-duration>PT24M20S</meta:editing-duration>
    <meta:editing-cycles>2</meta:editing-cycles>
    <meta:generator>LibreOffice/7.4.3.2$Linux_X86_64 LibreOffice_project/40$Build-2</meta:generator>
    <meta:document-statistic meta:table-count="2" meta:cell-count="349" meta:object-count="0"/>
  </office:meta>
</office:document-meta>
</file>